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8eebd" officeooo:paragraph-rsid="0018eebd"/>
    </style:style>
    <style:style style:name="P3" style:family="paragraph" style:parent-style-name="Standard">
      <style:paragraph-properties fo:text-align="start" style:justify-single-word="false"/>
      <style:text-properties officeooo:rsid="0018eebd" officeooo:paragraph-rsid="001afa0b"/>
    </style:style>
    <style:style style:name="P4" style:family="paragraph" style:parent-style-name="Standard">
      <style:paragraph-properties fo:text-align="start" style:justify-single-word="false"/>
      <style:text-properties officeooo:rsid="001afa0b" officeooo:paragraph-rsid="001afa0b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8eebd" officeooo:paragraph-rsid="0018eeb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afa0b" officeooo:paragraph-rsid="001afa0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b080e" officeooo:paragraph-rsid="001b080e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afa0b" officeooo:paragraph-rsid="001afa0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afa0b" officeooo:paragraph-rsid="001b080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b080e" officeooo:paragraph-rsid="001b080e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d89f5" officeooo:paragraph-rsid="001d89f5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e1da4" officeooo:paragraph-rsid="001e1da4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e20cd" officeooo:paragraph-rsid="001e20cd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fea2c" officeooo:paragraph-rsid="001fea2c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d89f5" officeooo:paragraph-rsid="001d89f5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dc261" officeooo:paragraph-rsid="001dc261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e1da4" officeooo:paragraph-rsid="001e1da4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e20cd" officeooo:paragraph-rsid="001e20cd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fea2c" officeooo:paragraph-rsid="001fea2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1da4" style:font-weight-asian="bold" style:font-weight-complex="bold"/>
    </style:style>
    <style:style style:name="T3" style:family="text">
      <style:text-properties officeooo:rsid="001b080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ead32" style:font-weight-asian="normal" style:font-weight-complex="normal"/>
    </style:style>
    <style:style style:name="T6" style:family="text">
      <style:text-properties officeooo:rsid="001e1da4"/>
    </style:style>
    <style:style style:name="T7" style:family="text">
      <style:text-properties officeooo:rsid="001eabe4"/>
    </style:style>
    <style:style style:name="T8" style:family="text">
      <style:text-properties officeooo:rsid="001ead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 Technologies – Assignment 1</text:p>
      <text:p text:style-name="P1"/>
      <text:p text:style-name="P5">1. Create 'dac' user with password 'dac'.</text:p>
      <text:p text:style-name="P3"><text:span text:style-name="T1">ANS :</text:span> </text:p>
      <text:p text:style-name="P3"><text:tab/>-CREATE USER 'dac'@'localhost' IDENTIFIED BY 'dac';</text:p>
      <text:p text:style-name="P2"/>
      <text:p text:style-name="P6">2. Create 'spj' database &amp; grant all permissions to 'dac' user.</text:p>
      <text:p text:style-name="P3"><text:span text:style-name="T1">ANS :</text:span> </text:p>
      <text:p text:style-name="P3"><text:tab/>-CREATE DATABASE spj;</text:p>
      <text:p text:style-name="P2"><text:tab/>-GRANT ALL PRIVILEGES ON *.* TO 'dac'@'localhost';</text:p>
      <text:p text:style-name="P2"><text:tab/>-SHOW GRANT FOR 'dac'@'localhost';</text:p>
      <text:p text:style-name="P2"/>
      <text:p text:style-name="P7">3.Create following tables in spj database (by 'dac' login).</text:p>
      <text:p text:style-name="P4"><text:span text:style-name="T1">ANS:</text:span> </text:p>
      <text:p text:style-name="P4"><text:tab/>-CREAT TABLE S (`S#` CHAR(5) NOT NULL, Sname CHAR(20), Status SMALLINT, City CHAR(15));</text:p>
      <text:p text:style-name="P4"><text:tab/>-DESC S</text:p>
      <text:p text:style-name="P4"><text:tab/>-INSERT INTO S VALUES ('S5','Adams',30,'Athens');</text:p>
      <text:p text:style-name="P4"><text:tab/>-SELECT * FROM S;</text:p>
      <text:p text:style-name="P7"><text:span text:style-name="T3">4.</text:span>Create 'classwork' database &amp; grant all permissions to 'dac'</text:p>
      <text:p text:style-name="P7">user. Import classwork-db.sql.</text:p>
      <text:p text:style-name="P7"><text:span text:style-name="T3">ANS:</text:span><text:tab/>-<text:span text:style-name="T4">CREATE DATABASE classwork;</text:span></text:p>
      <text:p text:style-name="P9"><text:tab/>-GRANT ALL PRIVILEGES ON *.* TO 'dac'@'localhost';</text:p>
      <text:p text:style-name="P9"><text:tab/>-show databases;</text:p>
      <text:p text:style-name="P9"><text:tab/>-SHOW GRANTS FOR 'dac'@'localhost';</text:p>
      <text:p text:style-name="P10"><text:tab/>-use classwork;</text:p>
      <text:p text:style-name="P9"><text:tab/>-source /home/sunbeam/dbt/dbs/classwork-db.sql</text:p>
      <text:p text:style-name="P9"><text:tab/>-show tables;</text:p>
      <text:p text:style-name="P9"/>
      <text:p text:style-name="P7"><text:tab/></text:p>
      <text:p text:style-name="P8">SAME GOSE FOR Que 5-7.</text:p>
      <text:p text:style-name="P8"/>
      <text:p text:style-name="P8">Note : To solve below queries use “hr” database</text:p>
      <text:p text:style-name="P8">1. Write a query to display the first_name, last_name using alias</text:p>
      <text:p text:style-name="P8">name “First Name", "Last Name".</text:p>
      <text:p text:style-name="P8"/>
      <text:p text:style-name="P12">ANS ;</text:p>
      <text:p text:style-name="P12"><text:tab/><text:span text:style-name="T4">-use hr;<text:tab/></text:span></text:p>
      <text:p text:style-name="P16"><text:tab/>-show tables;</text:p>
      <text:p text:style-name="P16"><text:tab/>-desc employees;</text:p>
      <text:p text:style-name="P16"><text:tab/>-<text:span text:style-name="T3">SELECT FIRST_NAME "FIRST NAME",LAST_NAME "LAST NAME" from employees</text:span></text:p>
      <text:p text:style-name="P12"/>
      <text:p text:style-name="P12">2. Write a query to get the names (first_name, last_name), salary,</text:p>
      <text:p text:style-name="P12">PF of all the employees (PF is calculated as 15% of salary).</text:p>
      <text:p text:style-name="P12">ANS:</text:p>
      <text:p text:style-name="P12"><text:tab/>---<text:span text:style-name="T4">SELECT FIRST_NAME,LAST_NAME,SALARY,SALARY * 0.15 AS PF FROM employees;</text:span></text:p>
      <text:p text:style-name="P12"><text:span text:style-name="T4"/></text:p>
      <text:p text:style-name="P12">3. Write a query to select first 10 records from a employees <text:s/>table.</text:p>
      <text:p text:style-name="P12">ANS: <text:s/></text:p>
      <text:p text:style-name="P16"><text:s text:c="12"/>SELECT * FROM employees LIMIT 10;</text:p>
      <text:p text:style-name="P16"/>
      <text:p text:style-name="P16">4. <text:span text:style-name="T1">Write a query to display job id and job title of first 5 jobs.</text:span></text:p>
      <text:p text:style-name="P17"><text:span text:style-name="T1">ANS:</text:span></text:p>
      <text:p text:style-name="P17"><text:span text:style-name="T1"><text:tab/></text:span><text:span text:style-name="T6">USE HR</text:span></text:p>
      <text:p text:style-name="P17"><text:span text:style-name="T6"><text:tab/>desc jobs</text:span></text:p>
      <text:p text:style-name="P17"><text:span text:style-name="T6">SELECT JOB_ID,JOB_TITLE FROM jobs LIMIT 5;</text:span></text:p>
      <text:p text:style-name="P17"><text:soft-page-break/><text:span text:style-name="T2"><text:s text:c="4"/>5. Write a query to display location id, street address and postal</text:span></text:p>
      <text:p text:style-name="P17"><text:span text:style-name="T2">code of 6 locations after first 3 locations.</text:span></text:p>
      <text:p text:style-name="P18"><text:span text:style-name="T1">ANS: </text:span></text:p>
      <text:p text:style-name="P18">-USE HR</text:p>
      <text:p text:style-name="P18">-SHOW TABLES</text:p>
      <text:p text:style-name="P18">-DESC LOCATIONS</text:p>
      <text:p text:style-name="P18">-SELECT LOCATION_ID,STREET_ADDRESS,POSTAL_CODE FROM locations LIMIT 3,6;</text:p>
      <text:p text:style-name="P18"/>
      <text:p text:style-name="P13">6. Write a query to display job title and difference between max</text:p>
      <text:p text:style-name="P13">and min salary for that job.</text:p>
      <text:p text:style-name="P14">ANS – DESC jobs</text:p>
      <text:p text:style-name="P14">select * from jobs</text:p>
      <text:p text:style-name="P19">SELECT JOB_TITLE,MAX_SALARY - MIN_SALARY AS DIFFERENCE FROM jobs;</text:p>
      <text:p text:style-name="P19"/>
      <text:p text:style-name="P19"/>
      <text:p text:style-name="P19"/>
      <text:p text:style-name="P19"/>
      <text:p text:style-name="P14">Note : To solve below queries use “spj” database</text:p>
      <text:p text:style-name="P14"/>
      <text:p text:style-name="P14"/>
      <text:p text:style-name="P14">1. Display all the data from the S table.</text:p>
      <text:p text:style-name="P14"/>
      <text:p text:style-name="P19">--<text:span text:style-name="T7">select * from s;</text:span></text:p>
      <text:p text:style-name="P19"/>
      <text:p text:style-name="P14">2. Display only the S# and SNAME fields from the S table.</text:p>
      <text:p text:style-name="P14"/>
      <text:p text:style-name="P14"><text:tab/><text:span text:style-name="T5">Select s# ,SNAME from s;</text:span></text:p>
      <text:p text:style-name="P14"><text:span text:style-name="T5"/></text:p>
      <text:p text:style-name="P14">3. Assuming that the Part Weight is in GRAMS, display the same in</text:p>
      <text:p text:style-name="P14">MILLIGRAMS and KILOGRAMS.</text:p>
      <text:p text:style-name="P14"/>
      <text:p text:style-name="P14"><text:tab/></text:p>
      <text:p text:style-name="P14">Note : To solve below queries use “sales” database</text:p>
      <text:p text:style-name="P14"/>
      <text:p text:style-name="P14"/>
      <text:p text:style-name="P14">1. What is the 4 th column of the Customers table?</text:p>
      <text:p text:style-name="P14"/>
      <text:p text:style-name="P19">mysql&gt; SELECT * FROM CUSTOMERS LIMIT 4;</text:p>
      <text:p text:style-name="P19"/>
      <text:p text:style-name="P14">2. What is another word for row? For column?</text:p>
      <text:p text:style-name="P20">ROW---ENTITY</text:p>
      <text:p text:style-name="P20">COLUMN---ATTRIBUTES</text:p>
      <text:p text:style-name="P20"/>
      <text:p text:style-name="P20">3. <text:span text:style-name="T1">Why isn’t it possible to see the first five rows of a table?</text:span></text:p>
      <text:p text:style-name="P20"/>
      <text:p text:style-name="P20">-----YES.WE CAN SEE FIRST FIVE ROWS USING LIMIT .</text:p>
      <text:p text:style-name="P15">4. Write a select command that produces the order number, amount,</text:p>
      <text:p text:style-name="P15">and date forall rows in the Orders table.</text:p>
      <text:p text:style-name="P15"/>
      <text:p text:style-name="P20">----SELECT onum,amt,odate from ORDERS;</text:p>
      <text:p text:style-name="P15"/>
      <text:p text:style-name="P15">5. Write a query that displays the Salespeople table with the</text:p>
      <text:p text:style-name="P15">columns in the following order: city, sname, snum, comm.</text:p>
      <text:p text:style-name="P15"/>
      <text:p text:style-name="P20">mysql&gt; SELECT city, sname, snum, comm from SALESPEOPLE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04:28:30.397263818</meta:creation-date>
    <meta:generator>LibreOffice/6.0.3.2$Linux_X86_64 LibreOffice_project/00m0$Build-2</meta:generator>
    <dc:date>2019-09-04T19:02:28.822751067</dc:date>
    <meta:editing-duration>PT39M</meta:editing-duration>
    <meta:editing-cycles>2</meta:editing-cycles>
    <meta:document-statistic meta:table-count="0" meta:image-count="0" meta:object-count="0" meta:page-count="2" meta:paragraph-count="80" meta:word-count="478" meta:character-count="2914" meta:non-whitespace-character-count="2470"/>
  </office:meta>
</office:document-meta>
</file>